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4-08-19" calcext:value-type="date">
            <text:p>19/08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250" calcext:value-type="float">
            <text:p>2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50" calcext:value-type="float">
            <text:p>25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2-19" calcext:value-type="date">
            <text:p>19/02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3-19" calcext:value-type="date">
            <text:p>19/03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4-22" calcext:value-type="date">
            <text:p>22/04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5-20" calcext:value-type="date">
            <text:p>20/05/2025</text:p>
          </table:table-cell>
          <table:table-cell table:style-name="ce40" table:formula="of:=[.C11]-[.F11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6-16" calcext:value-type="date">
            <text:p>16/06/2025</text:p>
          </table:table-cell>
          <table:table-cell table:style-name="ce40" table:formula="of:=[.C12]-[.F1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28" office:value-type="string" calcext:value-type="string">
            <text:p>Mens. 07/2025 (A.C.)</text:p>
          </table:table-cell>
          <table:table-cell table:style-name="ce31" office:value-type="float" office:value="260" calcext:value-type="float">
            <text:p>2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260" calcext:value-type="float">
            <text:p>260,00</text:p>
          </table:table-cell>
          <table:table-cell table:style-name="ce23" office:value-type="date" office:date-value="2025-07-21" calcext:value-type="date">
            <text:p>21/07/2025</text:p>
          </table:table-cell>
          <table:table-cell table:style-name="ce40" table:formula="of:=[.C13]-[.F1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3])" office:value-type="float" office:value="0" calcext:value-type="float">
            <text:p>-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1:10:20.046788100">00:00:00</text:time></text:span><text:span text:style-name="MT2"><text:s/></text:span></text:p>
        </style:region-center>
        <style:region-right>
          <text:p><text:span text:style-name="MT4">Clínica Odont. Dr. Hissao Takahashi SS</text:span></text:p>
          <text:p><text:span text:style-name="MT2">Dr. Hissao - Tel.: 3241-2049 / 3248-387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Clínica Odontológica Dr. Hissao Takahashi S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1:10:20.053395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5:02:04</meta:creation-date>
    <dc:date>2025-08-01T17:08:46.228223909</dc:date>
    <meta:print-date>2019-10-31T18:04:07.913029257</meta:print-date>
    <dc:language>pt-PT</dc:language>
    <meta:editing-cycles>553</meta:editing-cycles>
    <meta:editing-duration>P1DT8H46M25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